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4b6f9" officeooo:paragraph-rsid="0004b6f9" style:font-size-asian="13.1000003814697pt" style:font-size-complex="15pt"/>
    </style:style>
    <style:style style:name="P2" style:family="paragraph" style:parent-style-name="Standard">
      <style:text-properties fo:font-size="15pt" officeooo:rsid="0004b6f9" officeooo:paragraph-rsid="000512ab" style:font-size-asian="13.1000003814697pt" style:font-size-complex="15pt"/>
    </style:style>
    <style:style style:name="P3" style:family="paragraph" style:parent-style-name="Standard">
      <style:text-properties fo:font-size="15pt" officeooo:rsid="0004b6f9" officeooo:paragraph-rsid="000665de" style:font-size-asian="13.1000003814697pt" style:font-size-complex="15pt"/>
    </style:style>
    <style:style style:name="P4" style:family="paragraph" style:parent-style-name="Standard">
      <style:text-properties fo:font-size="15pt" fo:font-weight="bold" officeooo:rsid="0006d6cd" officeooo:paragraph-rsid="0006d6cd" style:font-size-asian="13.1000003814697pt" style:font-weight-asian="bold" style:font-size-complex="15pt" style:font-weight-complex="bold"/>
    </style:style>
    <style:style style:name="P5" style:family="paragraph" style:parent-style-name="Standard">
      <style:text-properties fo:font-size="15pt" style:text-underline-style="solid" style:text-underline-width="auto" style:text-underline-color="font-color" officeooo:rsid="0006d6cd" officeooo:paragraph-rsid="000512ab" style:font-size-asian="13.1000003814697pt" style:font-size-complex="15pt"/>
    </style:style>
    <style:style style:name="T1" style:family="text">
      <style:text-properties officeooo:rsid="000512ab"/>
    </style:style>
    <style:style style:name="T2" style:family="text">
      <style:text-properties officeooo:rsid="000665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JER 1</text:p>
      <text:p text:style-name="P1">AUTOR (#código_<text:span text:style-name="T1">autor</text:span>,nombre)</text:p>
      <text:p text:style-name="P1"><text:tab/><text:tab/>código_<text:span text:style-name="T1">autor</text:span> es cadena no nula,</text:p>
      <text:p text:style-name="P1"><text:tab/><text:tab/>nombre es cadena no nula,</text:p>
      <text:p text:style-name="P1"><text:tab/>PK (código_<text:span text:style-name="T1">autor</text:span>).</text:p>
      <text:p text:style-name="P1"/>
      <text:p text:style-name="P1">LIBRO <text:span text:style-name="T1">(#código_libro,título,ISBN,editorial,págs)</text:span></text:p>
      <text:p text:style-name="P2"><text:tab/><text:tab/>código_<text:span text:style-name="T1">libro</text:span> es cadena no nula,</text:p>
      <text:p text:style-name="P2"><text:tab/><text:tab/><text:span text:style-name="T1">título</text:span> es cadena no nula,</text:p>
      <text:p text:style-name="P2"><text:tab/><text:tab/><text:span text:style-name="T1">ISBN</text:span> es cadena no nula,</text:p>
      <text:p text:style-name="P2"><text:tab/><text:tab/><text:span text:style-name="T1">editorial</text:span> es cadena no nula,</text:p>
      <text:p text:style-name="P2"><text:tab/><text:tab/><text:span text:style-name="T1">págs</text:span> es <text:span text:style-name="T1">entero</text:span>,</text:p>
      <text:p text:style-name="P2"><text:tab/>PK (código_<text:span text:style-name="T1">libro</text:span>).</text:p>
      <text:p text:style-name="P2"/>
      <text:p text:style-name="P2"><text:span text:style-name="T1">EJEMPLAR</text:span> (#código_<text:span text:style-name="T1">ejemplar</text:span>,<text:span text:style-name="T1">localización,código_libro</text:span>)</text:p>
      <text:p text:style-name="P2"><text:tab/><text:tab/>código_<text:span text:style-name="T1">ejemplar</text:span> es cadena no nula,</text:p>
      <text:p text:style-name="P2"><text:tab/><text:tab/><text:span text:style-name="T1">localización</text:span> es cadena no nula,</text:p>
      <text:p text:style-name="P2"><text:tab/><text:tab/><text:span text:style-name="T1">código_libro es cadena no nula,</text:span></text:p>
      <text:p text:style-name="P2"><text:tab/>PK (código_<text:span text:style-name="T1">ejemplar</text:span>),</text:p>
      <text:p text:style-name="P2"><text:tab/><text:span text:style-name="T1">FK (código de libro/LIBRO(código_libro))</text:span></text:p>
      <text:p text:style-name="P2"/>
      <text:p text:style-name="P2"><text:span text:style-name="T1">USUARIO</text:span> <text:span text:style-name="T1">(#código_usuario,nombre,tfno,dirección)</text:span></text:p>
      <text:p text:style-name="P2"><text:tab/><text:tab/>código_<text:span text:style-name="T1">usuario</text:span> es cadena no nula,</text:p>
      <text:p text:style-name="P2"><text:tab/><text:tab/><text:span text:style-name="T1">nombre</text:span> es cadena no nula,</text:p>
      <text:p text:style-name="P2"><text:tab/><text:tab/><text:span text:style-name="T1">tfno</text:span> es <text:span text:style-name="T1">entero</text:span>,</text:p>
      <text:p text:style-name="P2"><text:tab/><text:tab/><text:span text:style-name="T1">dirección</text:span> es cadena no nula,</text:p>
      <text:p text:style-name="P2"><text:tab/>PK (código_<text:span text:style-name="T1">usuario</text:span>).</text:p>
      <text:p text:style-name="P2"/>
      <text:p text:style-name="P2"><text:span text:style-name="T1">ESCRIBE</text:span> (#código_<text:span text:style-name="T1">autor</text:span>,<text:span text:style-name="T1">#código_libro</text:span>)</text:p>
      <text:p text:style-name="P2"><text:tab/><text:tab/>código_<text:span text:style-name="T1">autor</text:span> es cadena no nula,</text:p>
      <text:p text:style-name="P2"><text:tab/><text:tab/><text:span text:style-name="T1">código_libro</text:span> es cadena no nula,</text:p>
      <text:p text:style-name="P2"><text:tab/>PK (código_<text:span text:style-name="T1">autor,código_libro</text:span>).</text:p>
      <text:p text:style-name="P2"/>
      <text:p text:style-name="P2"><text:span text:style-name="T1">SACA</text:span> (#código_<text:span text:style-name="T1">usuario</text:span>,<text:span text:style-name="T1">#código_ejemplar,f_devolución,f_préstamo</text:span>)</text:p>
      <text:p text:style-name="P2"><text:tab/><text:tab/>código_<text:span text:style-name="T1">usuario</text:span> es cadena no nula,</text:p>
      <text:p text:style-name="P2"><text:tab/><text:tab/><text:span text:style-name="T1">código_ejemplar</text:span> es cadena no nula,</text:p>
      <text:p text:style-name="P2"><text:tab/><text:tab/><text:span text:style-name="T1">f_devolución es fecha,</text:span></text:p>
      <text:p text:style-name="P2"><text:tab/><text:tab/><text:span text:style-name="T1">f_préstamo es fecha,</text:span></text:p>
      <text:p text:style-name="P2"><text:tab/>PK (código_<text:span text:style-name="T1">autor,código_libro</text:span>).</text:p>
      <text:p text:style-name="P2"/>
      <text:p text:style-name="P2"/>
      <text:p text:style-name="P5"/>
      <text:p text:style-name="P4"><text:soft-page-break/>EJER 2</text:p>
      <text:p text:style-name="P2"><text:span text:style-name="T2">PRODUCTO</text:span> <text:span text:style-name="T1">(#código_producto,existencias,precio,descripción)</text:span></text:p>
      <text:p text:style-name="P2"><text:tab/><text:tab/>código_<text:span text:style-name="T2">producto</text:span> es cadena no nula,</text:p>
      <text:p text:style-name="P2"><text:tab/><text:tab/><text:span text:style-name="T2">existencias</text:span> es <text:span text:style-name="T2">entero</text:span>,</text:p>
      <text:p text:style-name="P2"><text:tab/><text:tab/><text:span text:style-name="T2">precio</text:span> es <text:span text:style-name="T2">real</text:span>,</text:p>
      <text:p text:style-name="P2"><text:tab/><text:tab/><text:span text:style-name="T2">descripción</text:span> es cadena no nula,</text:p>
      <text:p text:style-name="P2"><text:tab/>PK (código_<text:span text:style-name="T2">producto</text:span>).</text:p>
      <text:p text:style-name="P3"/>
      <text:p text:style-name="P3"><text:span text:style-name="T2">CLIENTE</text:span> <text:span text:style-name="T1">(#código_cliente,nombre_c,apellidos_c,tfno_c,dirección_c)</text:span></text:p>
      <text:p text:style-name="P3"><text:tab/><text:tab/>código_<text:span text:style-name="T2">cliente</text:span> es cadena no nula,</text:p>
      <text:p text:style-name="P3"><text:tab/><text:tab/><text:span text:style-name="T2">nombre_c</text:span> es cadena no nula,</text:p>
      <text:p text:style-name="P3"><text:tab/><text:tab/><text:span text:style-name="T2">apellidos_c</text:span> es cadena no nula,</text:p>
      <text:p text:style-name="P3"><text:tab/><text:tab/><text:span text:style-name="T2">tfno_c</text:span> es <text:span text:style-name="T2">entero</text:span>,</text:p>
      <text:p text:style-name="P3"><text:tab/><text:tab/><text:span text:style-name="T2">dirección_c</text:span> es <text:span text:style-name="T2">cadena no nula</text:span>,</text:p>
      <text:p text:style-name="P3"><text:tab/>PK (código_<text:span text:style-name="T2">cliente</text:span>).</text:p>
      <text:p text:style-name="P3"/>
      <text:p text:style-name="P3"><text:span text:style-name="T2">PROVEEDOR</text:span> <text:span text:style-name="T1">(#código_proveedor,nombre_p,apellidos_p,tfno_p,dirección_p)</text:span></text:p>
      <text:p text:style-name="P3"><text:tab/><text:tab/>código_<text:span text:style-name="T2">cliente</text:span> es cadena no nula,</text:p>
      <text:p text:style-name="P3"><text:tab/><text:tab/><text:span text:style-name="T2">nombre_p</text:span> es cadena no nula,</text:p>
      <text:p text:style-name="P3"><text:tab/><text:tab/><text:span text:style-name="T2">apellidos_p</text:span> es cadena no nula,</text:p>
      <text:p text:style-name="P3"><text:tab/><text:tab/><text:span text:style-name="T2">tfno_p</text:span> es <text:span text:style-name="T2">entero</text:span>,</text:p>
      <text:p text:style-name="P3"><text:tab/><text:tab/><text:span text:style-name="T2">dirección_p</text:span> es <text:span text:style-name="T2">cadena no nula</text:span>,</text:p>
      <text:p text:style-name="P3"><text:tab/>PK (código_<text:span text:style-name="T2">proveedor</text:span>).</text:p>
      <text:p text:style-name="P3"/>
      <text:p text:style-name="P3"><text:span text:style-name="T2">SUMINISTRA</text:span> (#código_<text:span text:style-name="T2">producto</text:span>,<text:span text:style-name="T1">#código_proveedor</text:span>)</text:p>
      <text:p text:style-name="P3"><text:tab/><text:tab/>código_<text:span text:style-name="T2">producto</text:span> es cadena no nula,</text:p>
      <text:p text:style-name="P3"><text:tab/><text:tab/><text:span text:style-name="T1">código_proveedor</text:span> es cadena no nula,</text:p>
      <text:p text:style-name="P3"><text:tab/>PK (código_<text:span text:style-name="T2">producto,código_proveedor</text:span>).</text:p>
      <text:p text:style-name="P2"/>
      <text:p text:style-name="P3"><text:span text:style-name="T2">COMPRA</text:span> (#código_<text:span text:style-name="T2">producto</text:span>,<text:span text:style-name="T1">#código_cliente,f_compra</text:span>)</text:p>
      <text:p text:style-name="P3"><text:tab/><text:tab/>código_<text:span text:style-name="T2">producto</text:span> es cadena no nula,</text:p>
      <text:p text:style-name="P3"><text:tab/><text:tab/><text:span text:style-name="T1">código_cliente</text:span> es cadena no nula,</text:p>
      <text:p text:style-name="P3"><text:tab/><text:tab/><text:span text:style-name="T2">f_compra es fecha,</text:span></text:p>
      <text:p text:style-name="P3"><text:tab/>PK (código_<text:span text:style-name="T2">producto,código_proveedor</text:span>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10:55:36.156121444</meta:creation-date>
    <dc:date>2019-11-14T12:26:14.652965376</dc:date>
    <meta:editing-duration>PT9M2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64" meta:word-count="229" meta:character-count="2060" meta:non-whitespace-character-count="1805"/>
  </office:meta>
</office:document-meta>
</file>